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2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3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3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80808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7">Date &amp; Time: <text:span text:style-name="T1">01/31/2013</text:span></text:p>
      <text:p text:style-name="P5">Location: <text:span text:style-name="T1">Home</text:span></text:p>
      <text:p text:style-name="P5">Computing context: <text:span text:style-name="T1">Macho Mac</text:span></text:p>
      <text:p text:style-name="P4"/>
      <text:p text:style-name="P8">Continuing from last time:</text:p>
      <text:list xml:id="list1861606050" text:style-name="L1">
        <text:list-item>
          <text:list>
            <text:list-item>
              <text:list>
                <text:list-item>
                  <text:list>
                    <text:list-header>
                      <text:p text:style-name="P10"/>
                    </text:list-header>
                  </text:list>
                </text:list-item>
              </text:list>
            </text:list-item>
          </text:list>
        </text:list-item>
      </text:list>
      <text:list xml:id="list488830722" text:style-name="L2">
        <text:list-item>
          <text:p text:style-name="P11"><text:span text:style-name="T2">Fixing the G2J problem is not optional.</text:span><text:span text:style-name="T3"> </text:span></text:p>
        </text:list-item>
        <text:list-item>
          <text:p text:style-name="P12">Checking out the indexing in Helena's lookup and bilinear interpolation routines.</text:p>
        </text:list-item>
        <text:list-item>
          <text:p text:style-name="P12">Peter's code does something like a *tri*-linear interpolation: between chemical compositions, temperature, and pressure. <text:s/></text:p>
        </text:list-item>
        <text:list-item>
          <text:p text:style-name="P12">In Peter's eos tables, the log(rho) values are specified to 6 significant digits. <text:s/></text:p>
        </text:list-item>
        <text:list-item>
          <text:p text:style-name="P12">Making a new rho lookup table for Helena (rho_test_3.txt) where the P, T, and rho are all set to their log values. <text:s/>(Before, table had logP, logT, linear rho). Let's see if that makes any difference.</text:p>
          <text:list>
            <text:list-item>
              <text:p text:style-name="P12">Got better agreement b/w the codes (like, not off by factors of 2 or 3 anymore) with rho_test_5.txt. This one had logP, logT, and logRho values. <text:s/>The resolution of the (Helena) table is the same as the eostable Peter's code is using, though it extends over a larger, uniform T/P range.</text:p>
            </text:list-item>
            <text:list-item>
              <text:p text:style-name="P12">The rho values Peter's code returns are slightly larger than the ones Helena returns. <text:s/>This might be a resolution issue.</text:p>
            </text:list-item>
            <text:list-item>
              <text:p text:style-name="P12">To test, I'm going to decrease the resolution on the Helena table (make dT and dP bigger), and check to see how the results change. <text:s/>This courser resolution table is rho_test_6.txt</text:p>
              <text:list>
                <text:list-item>
                  <text:p text:style-name="P12">It makes a slight difference, but let's test it w/ even more extreme resolution differences. <text:s/></text:p>
                </text:list-item>
              </text:list>
            </text:list-item>
            <text:list-item>
              <text:p text:style-name="P12">Make dP and dT smaller this time. <text:s/>(rho_test_7.txt)</text:p>
              <text:list>
                <text:list-item>
                  <text:p text:style-name="P12">Increasing the table resolution by a factor of 10 (both in logT and logP) *does* seem to get the rho lookup values to agree (at least, to the print-out precision rounding limit for the fortran write(6,*) statements I'm using). <text:s/></text:p>
                </text:list-item>
              </text:list>
            </text:list-item>
          </text:list>
          <text:p text:style-name="P12"/>
        </text:list-item>
      </text:list>
      <text:p text:style-name="P9">Next steps:</text:p>
      <text:list xml:id="list818196394" text:style-name="L3">
        <text:list-item>
          <text:p text:style-name="P14">See if I can figure out why calling invstate returns different logRho values than calling eostab does.</text:p>
          <text:list>
            <text:list-item>
              <text:p text:style-name="P14">The XX and YY values equal 0 when I call eostab from within invstate, but not when I call eostab directly from main.</text:p>
              <text:list>
                <text:list-item>
                  <text:p text:style-name="P14">In other words, invstate is returning eos value for an object made entirely of heavy elements. <text:s/>This explains why invstate is returning higher densities than eostab (directly) does.</text:p>
                </text:list-item>
                <text:list-item>
                  <text:p text:style-name="P14">Got invstate and eostab to use the same X and Y abundances, through bizarre trial-and-error variable name/scoping process. <text:s/>I don't understand exactly why the current configuration does the trick, but now it works. (See the git-commit of eostableKludge.f from today's date if you need to remind yourself of what that ended up looking like, code-wise.)</text:p>
                </text:list-item>
              </text:list>
            </text:list-item>
          </text:list>
        </text:list-item>
        <text:list-item>
          <text:p text:style-name="P13">Check whether this precision level gets the rest of the lookup values (cP, delta, etc) to agree b/w the codes.</text:p>
          <text:list>
            <text:list-item>
              <text:p text:style-name="P13">Try to figure out precisely why Helena doesn't return identical rho-values when I use a lookup table w/ the same precision and inputs as in Peter's code.</text:p>
              <text:list>
                <text:list-item>
                  <text:p text:style-name="P13">This probably has to do w/ the print-out precision his code is using/putting into the Helena lookup table. <text:s/>(I.e., writing out higher precision values than it should). <text:s/></text:p>
                </text:list-item>
                <text:list-item>
                  <text:p text:style-name="P13">Figure out how to specify the print-out format to only do a certain number of sig figs, and see whether using a lookup table based on those values can get Peter and Helena to agree on logRho values for identical T/dT P/dP ranges and values.</text:p>
                </text:list-item>
              </text:list>
            </text:list-item>
          </text:list>
        </text:list-item>
        <text:list-item>
          <text:p text:style-name="P13">If all the lookup values agree w/ the higher-resolution tables, run each code and plot the resulting densities at each mass cell against each other.</text:p>
        </text:list-item>
        <text:list-item>
          <text:p text:style-name="P13">If those agree, then compare the G2J values from the two runs against each other and see whether that issue caused by the slight density differences has been fixed.</text:p>
        </text:list-item>
      </text:list>
      <text:p text:style-name="Horizontal_20_Line"/>
      <text:p text:style-name="P6">Today's work:</text:p>
      <text:list xml:id="list1671276128" text:continue-numbering="true" text:style-name="L3">
        <text:list-item>
          <text:p text:style-name="P13">Check whether the current (high) lookup table P/T resolution level gets the rest of the lookup values (cP, delta, etc) to agree b/w the codes.</text:p>
          <text:list>
            <text:list-item>
              <text:p text:style-name="P14">Remove the debugging print statements from the fortran code, and recompile</text:p>
            </text:list-item>
            <text:list-item>
              <text:p text:style-name="P13">Resolution... get it to cover the entire P/T range you want, at the 10x higher resolution. <text:s/>Adjust the pressure and temperature indices to make this happe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T18H53M36S</meta:editing-duration>
    <meta:editing-cycles>38</meta:editing-cycles>
    <meta:generator>OpenOffice.org/3.3$Unix OpenOffice.org_project/330m20$Build-9567</meta:generator>
    <meta:initial-creator>Laurel Ruhlen</meta:initial-creator>
    <dc:date>2013-01-31T16:14:06</dc:date>
    <dc:creator>Laurel Ruhlen</dc:creator>
    <meta:document-statistic meta:table-count="0" meta:image-count="0" meta:object-count="0" meta:page-count="1" meta:paragraph-count="33" meta:word-count="650" meta:character-count="3766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